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20000000C87834CF80A81207E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roman"/>
    <style:font-face style:name="ＭＳ 明朝" svg:font-family="'ＭＳ 明朝'" style:font-family-generic="roman"/>
    <style:font-face style:name="FreeSans" svg:font-family="FreeSans" style:font-family-generic="swiss"/>
    <style:font-face style:name="Lucida Sans1" svg:font-family="'Lucida Sans'" style:font-family-generic="swiss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rmale" svg:font-family="'Arial Normale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4.356cm" fo:margin-left="1.425cm" table:align="left" style:writing-mode="lr-tb"/>
    </style:style>
    <style:style style:name="Table1.A" style:family="table-column">
      <style:table-column-properties style:column-width="14.3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3.305cm" fo:margin-left="0.328cm" table:align="left" style:writing-mode="lr-tb"/>
    </style:style>
    <style:style style:name="Table2.A" style:family="table-column">
      <style:table-column-properties style:column-width="13.305cm"/>
    </style:style>
    <style:style style:name="Table2.1" style:family="table-row">
      <style:table-row-properties style:min-row-height="1.258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0.806cm" fo:margin-left="1.328cm" table:align="left" style:writing-mode="lr-tb"/>
    </style:style>
    <style:style style:name="Table3.A" style:family="table-column">
      <style:table-column-properties style:column-width="3.501cm"/>
    </style:style>
    <style:style style:name="Table3.B" style:family="table-column">
      <style:table-column-properties style:column-width="7.30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0.88cm" fo:margin-left="1.254cm" table:align="left" style:writing-mode="lr-tb"/>
    </style:style>
    <style:style style:name="Table4.A" style:family="table-column">
      <style:table-column-properties style:column-width="2.074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80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2" style:family="table-row">
      <style:table-row-properties style:min-row-height="0.323cm" fo:keep-together="auto"/>
    </style:style>
    <style:style style:name="Table4.A2" style:family="table-cell">
      <style:table-cell-properties style:vertical-align="top" fo:background-color="#bfbfb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Header">
      <style:paragraph-properties style:snap-to-layout-grid="false"/>
      <style:text-properties fo:font-style="italic" style:font-style-asian="italic" style:font-style-complex="italic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text-properties officeooo:rsid="001a1355" officeooo:paragraph-rsid="001a1355"/>
    </style:style>
    <style:style style:name="P8" style:family="paragraph" style:parent-style-name="Standard">
      <style:text-properties fo:color="#ff0000" officeooo:rsid="001d35d8" officeooo:paragraph-rsid="001d35d8"/>
    </style:style>
    <style:style style:name="P9" style:family="paragraph" style:parent-style-name="Standard">
      <style:paragraph-properties fo:margin-top="0.423cm" fo:margin-bottom="0.106cm" loext:contextual-spacing="false"/>
    </style:style>
    <style:style style:name="P10" style:family="paragraph" style:parent-style-name="Heading">
      <style:paragraph-properties fo:text-align="center" style:justify-single-word="false"/>
      <style:text-properties fo:font-weight="bold" officeooo:rsid="001a1355" officeooo:paragraph-rsid="001a1355" style:font-weight-asian="bold" style:font-weight-complex="bold"/>
    </style:style>
    <style:style style:name="P11" style:family="paragraph" style:parent-style-name="Standard" style:list-style-name="WW8Num3">
      <style:text-properties officeooo:rsid="0023c491" officeooo:paragraph-rsid="0023c491"/>
    </style:style>
    <style:style style:name="P12" style:family="paragraph" style:parent-style-name="Standard" style:list-style-name="WW8Num3">
      <style:text-properties officeooo:rsid="001a1355" officeooo:paragraph-rsid="0023c491"/>
    </style:style>
    <style:style style:name="P13" style:family="paragraph" style:parent-style-name="Standard" style:list-style-name="WW8Num3">
      <style:text-properties officeooo:rsid="001a1355" officeooo:paragraph-rsid="001a1355"/>
    </style:style>
    <style:style style:name="P14" style:family="paragraph" style:parent-style-name="Standard" style:list-style-name="WW8Num3">
      <style:text-properties officeooo:rsid="001f12d7" officeooo:paragraph-rsid="001f12d7"/>
    </style:style>
    <style:style style:name="P15" style:family="paragraph" style:parent-style-name="Standard" style:list-style-name="WW8Num3">
      <style:text-properties fo:color="#ff0000" officeooo:rsid="001a1355" officeooo:paragraph-rsid="001a1355"/>
    </style:style>
    <style:style style:name="P16" style:family="paragraph" style:parent-style-name="Standard" style:list-style-name="WW8Num3">
      <style:text-properties fo:color="#ff0000" officeooo:rsid="001b861f" officeooo:paragraph-rsid="0023c491"/>
    </style:style>
    <style:style style:name="P17" style:family="paragraph" style:parent-style-name="Standard" style:list-style-name="WW8Num3">
      <style:text-properties fo:color="#ff0000" officeooo:rsid="001b861f" officeooo:paragraph-rsid="001b861f"/>
    </style:style>
    <style:style style:name="P18" style:family="paragraph" style:parent-style-name="Standard" style:list-style-name="WW8Num3">
      <style:text-properties fo:color="#ff0000" officeooo:rsid="001e9b82" officeooo:paragraph-rsid="001e9b82"/>
    </style:style>
    <style:style style:name="P19" style:family="paragraph" style:parent-style-name="Standard" style:list-style-name="WW8Num3">
      <style:text-properties fo:color="#ff0000" officeooo:rsid="001d35d8" officeooo:paragraph-rsid="001d35d8"/>
    </style:style>
    <style:style style:name="P20" style:family="paragraph" style:parent-style-name="Standard" style:list-style-name="WW8Num3">
      <style:text-properties officeooo:rsid="00276916" officeooo:paragraph-rsid="00276916"/>
    </style:style>
    <style:style style:name="P21" style:family="paragraph" style:parent-style-name="Heading" style:master-page-name="Standard">
      <style:paragraph-properties fo:margin-top="0.423cm" fo:margin-bottom="0.106cm" loext:contextual-spacing="false" style:page-number="auto"/>
      <style:text-properties fo:color="#ff0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6d1ca"/>
    </style:style>
    <style:style style:name="T3" style:family="text">
      <style:text-properties officeooo:rsid="001a1355"/>
    </style:style>
    <style:style style:name="T4" style:family="text">
      <style:text-properties fo:color="#ff0000"/>
    </style:style>
    <style:style style:name="T5" style:family="text">
      <style:text-properties officeooo:rsid="00276916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9"/>
      <text:p text:style-name="P9"/>
      <text:p text:style-name="P9"/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5">Unity Team</text:p>
                  <text:p text:style-name="P5">Matteo Dell’Oro, Alfio Giuliano Faro, Gabriel Logronio</text:p>
                </table:table-cell>
              </table:table-row>
            </table:table>
            <text:p text:style-name="Heading"/>
            <text:p text:style-name="P10">TO-DO LIST</text:p>
            <text:p text:style-name="Subtitle"/>
            <text:p text:style-name="Standard"/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Standard">Purpose</text:p>
                </table:table-cell>
                <table:table-cell table:style-name="Table3.B1" office:value-type="string">
                  <text:p text:style-name="P7">Document containing a list of things to be updated/implemented in the project</text:p>
                </table:table-cell>
              </table:table-row>
              <table:table-row table:style-name="Table3.1">
                <table:table-cell table:style-name="Table3.A1" office:value-type="string">
                  <text:p text:style-name="Standard">Creation date</text:p>
                </table:table-cell>
                <table:table-cell table:style-name="Table3.B1" office:value-type="string">
                  <text:p text:style-name="Standard"><text:span text:style-name="T3">11</text:span>-1<text:span text:style-name="T3">2</text:span>-2017</text:p>
                </table:table-cell>
              </table:table-row>
              <table:table-row table:style-name="Table3.1">
                <table:table-cell table:style-name="Table3.A1" office:value-type="string">
                  <text:p text:style-name="Standard">Current owner</text:p>
                </table:table-cell>
                <table:table-cell table:style-name="Table3.B1" office:value-type="string">
                  <text:p text:style-name="Standard">Matteo Dell’Oro</text:p>
                </table:table-cell>
              </table:table-row>
              <table:table-row table:style-name="Table3.1">
                <table:table-cell table:style-name="Table3.A1" office:value-type="string">
                  <text:p text:style-name="Standard">Last modification</text:p>
                </table:table-cell>
                <table:table-cell table:style-name="Table3.B1" office:value-type="string">
                  <text:p text:style-name="Standard"><text:span text:style-name="T2">11</text:span>-1<text:span text:style-name="T2">2</text:span>-2017</text:p>
                </table:table-cell>
              </table:table-row>
            </table:table>
            <text:p text:style-name="P7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4.1">
                <table:table-cell table:style-name="Table4.A1" table:number-columns-spanned="3" office:value-type="string">
                  <text:p text:style-name="P6">Revision History</text:p>
                </table:table-cell>
                <table:covered-table-cell/>
                <table:covered-table-cell/>
              </table:table-row>
              <table:table-row table:style-name="Table4.2">
                <table:table-cell table:style-name="Table4.A2" office:value-type="string">
                  <text:p text:style-name="P6">Who</text:p>
                </table:table-cell>
                <table:table-cell table:style-name="Table4.A2" office:value-type="string">
                  <text:p text:style-name="P6">When</text:p>
                </table:table-cell>
                <table:table-cell table:style-name="Table4.A1" office:value-type="string">
                  <text:p text:style-name="P6">What</text:p>
                </table:table-cell>
              </table:table-row>
              <table:table-row table:style-name="Table4.2">
                <table:table-cell table:style-name="Table4.A3" office:value-type="string">
                  <text:p text:style-name="Standard">Dell’Oro</text:p>
                </table:table-cell>
                <table:table-cell table:style-name="Table4.B3" office:value-type="string">
                  <text:p text:style-name="Standard"><text:span text:style-name="T3">11</text:span>-1<text:span text:style-name="T3">2</text:span>-2017</text:p>
                </table:table-cell>
                <table:table-cell table:style-name="Table4.C3" office:value-type="string">
                  <text:p text:style-name="Standard">Created this document</text:p>
                </table:table-cell>
              </table:table-row>
            </table:table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h text:style-name="Heading_20_1" text:outline-level="1"><text:soft-page-break/><text:span text:style-name="T3">To-Do </text:span>List</text:h>
      <text:list xml:id="list370656730" text:style-name="WW8Num3">
        <text:list-item>
          <text:p text:style-name="P11">General</text:p>
          <text:list>
            <text:list-item>
              <text:p text:style-name="P11">Descrizioni dei pianeti, con setting e nemici</text:p>
            </text:list-item>
            <text:list-item>
              <text:p text:style-name="P11">Aggiornare I characters</text:p>
              <text:p text:style-name="P20">Stats</text:p>
            </text:list-item>
            <text:list-item>
              <text:p text:style-name="P11"><text:span text:style-name="T4">Livelli in dettaglio (suddividere la storia) + enemy e skill charts e goal outline</text:span> </text:p>
            </text:list-item>
            <text:list-item>
              <text:p text:style-name="P11">Gameplay</text:p>
              <text:p text:style-name="P11">C<text:span text:style-name="T5">lara</text:span>-A<text:span text:style-name="T5">shildr</text:span> in dettaglio</text:p>
            </text:list-item>
          </text:list>
        </text:list-item>
        <text:list-item>
          <text:p text:style-name="P12">Level Diagram</text:p>
          <text:list>
            <text:list-item>
              <text:p text:style-name="P13">Add Flowcharts</text:p>
            </text:list-item>
            <text:list-item>
              <text:p text:style-name="P13">Add Event Diagrams</text:p>
            </text:list-item>
            <text:list-item>
              <text:p text:style-name="P14">Add Concept Art</text:p>
            </text:list-item>
            <text:list-item>
              <text:p text:style-name="P13">Define enemies and rewards</text:p>
            </text:list-item>
            <text:list-item>
              <text:p text:style-name="P15">Design the Pass and Scientist parts</text:p>
            </text:list-item>
            <text:list-item>
              <text:p text:style-name="P15">Draw the details of the areas</text:p>
              <text:list>
                <text:list-item>
                  <text:p text:style-name="P15">Update the Level Descriptions accordingly</text:p>
                </text:list-item>
              </text:list>
            </text:list-item>
          </text:list>
        </text:list-item>
        <text:list-item>
          <text:p text:style-name="P15">Game Mechanics</text:p>
          <text:list>
            <text:list-item>
              <text:p text:style-name="P15">Define the currency of the game (Temporal Energy – TE)</text:p>
            </text:list-item>
            <text:list-item>
              <text:p text:style-name="P15">Design the “good/evil” (Clara/Ashildr) system to give meaningful choices to the player</text:p>
            </text:list-item>
          </text:list>
        </text:list-item>
        <text:list-item>
          <text:p text:style-name="P16">Documents</text:p>
          <text:list>
            <text:list-item>
              <text:p text:style-name="P17">Add Puzzle Document</text:p>
            </text:list-item>
            <text:list-item>
              <text:p text:style-name="P18">Add Character Diagrams to Characters Document</text:p>
            </text:list-item>
            <text:list-item>
              <text:p text:style-name="P19">Update Goal Outline</text:p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roman"/>
    <style:font-face style:name="ＭＳ 明朝" svg:font-family="'ＭＳ 明朝'" style:font-family-generic="roman"/>
    <style:font-face style:name="FreeSans" svg:font-family="FreeSans" style:font-family-generic="swiss"/>
    <style:font-face style:name="Lucida Sans1" svg:font-family="'Lucida Sans'" style:font-family-generic="swiss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rmale" svg:font-family="'Arial Normale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rebuchet MS" fo:font-family="'Trebuchet MS'" style:font-family-generic="swiss" style:font-pitch="variable" fo:font-size="9pt" fo:language="en" fo:country="GB" style:font-name-asian="Times New Roman" style:font-family-asian="'Times New Roman'" style:font-family-generic-asian="roman" style:font-pitch-asian="variable" style:font-size-asian="9pt" style:language-asian="zh" style:country-asian="CN" style:font-name-complex="Trebuchet MS" style:font-family-complex="'Trebuchet MS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1" style:display-name="Heading 1" style:family="paragraph" style:parent-style-name="Heading_20_3" style:next-style-name="Standard" style:default-outline-level="1" style:class="text">
      <style:text-properties style:font-name="Trebuchet MS" fo:font-family="'Trebuchet MS'" style:font-family-generic="swiss" style:font-pitch="variable" fo:font-size="12pt" fo:language="en" fo:country="GB" style:font-size-asian="12pt" style:font-name-complex="Trebuchet MS" style:font-family-complex="'Trebuchet MS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loext:contextual-spacing="false" fo:text-indent="-0.515cm" style:auto-text-indent="false" fo:keep-with-next="always"/>
      <style:text-properties fo:font-size="11pt" fo:font-style="italic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weight="bold" style:font-name-asian="ＭＳ 明朝" style:font-family-asian="'ＭＳ 明朝'" style:font-family-generic-asian="roman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olo2" style:family="paragraph" style:parent-style-name="Standard">
      <style:paragraph-properties fo:orphans="0" fo:widows="0" style:text-autospace="none" style:punctuation-wrap="simple" style:vertical-align="baseline"/>
      <style:text-properties style:font-name="Arial Normale" fo:font-family="'Arial Normale'" style:font-family-generic="swiss" style:font-pitch="variable" fo:language="en" fo:country="US" style:font-name-complex="Arial Normale" style:font-family-complex="'Arial Normale'" style:font-family-generic-complex="swiss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Standard" style:next-style-name="Standard" style:class="chapter">
      <style:paragraph-properties fo:margin-top="0cm" fo:margin-bottom="0.106cm" loext:contextual-spacing="false" fo:text-align="center" style:justify-single-word="false"/>
      <style:text-properties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2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eading_20_4_20_Char" style:display-name="Heading 4 Char" style:family="text">
      <style:text-properties style:font-name="Cambria" fo:font-family="Cambria" style:font-family-generic="roman" style:font-pitch="variable" fo:font-size="14pt" fo:language="it" fo:country="IT" fo:font-weight="bold" style:font-name-asian="ＭＳ 明朝" style:font-family-asian="'ＭＳ 明朝'" style:font-family-generic-asian="roman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itle_20_Char" style:display-name="Title Char" style:family="text">
      <style:text-properties style:font-name="Trebuchet MS" fo:font-family="'Trebuchet MS'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5_20_Char" style:display-name="Heading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_20_Char" style:display-name="Heading 6 Ch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_20_Char" style:display-name="Heading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_20_Char" style:display-name="Heading 8 Ch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_20_Char" style:display-name="Heading 9 Char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Subtitle_20_Char" style:display-name="Subtitle Char" style:family="text">
      <style:text-properties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17.381cm" fo:margin-left="-0.191cm" table:align="left" style:writing-mode="lr-tb"/>
    </style:style>
    <style:style style:name="Table6.A" style:family="table-column">
      <style:table-column-properties style:column-width="8.69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style:snap-to-layout-grid="false"/>
      <style:text-properties fo:font-style="italic" style:font-style-asian="italic" style:font-style-complex="italic"/>
    </style:style>
    <style:style style:name="MP2" style:family="paragraph" style:parent-style-name="Header">
      <style:text-properties fo:font-style="italic" style:font-style-asian="italic" style:font-style-complex="italic"/>
    </style:style>
    <style:style style:name="MP3" style:family="paragraph" style:parent-style-name="Header">
      <style:paragraph-properties fo:text-align="end" style:justify-single-word="false"/>
    </style:style>
    <style:style style:name="MT1" style:family="text">
      <style:text-properties fo:font-style="italic" style:font-style-asian="italic" style:font-style-complex="italic"/>
    </style:style>
    <style:style style:name="MT2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1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51cm" fo:margin-left="0cm" fo:margin-right="0cm" fo:margin-bottom="0.852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 table:number-columns-repeated="2"/>
          <table:table-row table:style-name="Table6.1">
            <table:table-cell table:style-name="Table6.A1" office:value-type="string">
              <text:p text:style-name="MP1">Game and Level Design</text:p>
              <text:p text:style-name="MP2">2017-2018</text:p>
            </table:table-cell>
            <table:table-cell table:style-name="Table6.A1" office:value-type="string">
              <text:p text:style-name="MP3"><draw:frame draw:style-name="Mfr1" draw:name="Image1" text:anchor-type="as-char" svg:width="3.367cm" svg:height="0.843cm" draw:z-index="1"><draw:image xlink:href="Pictures/1000020100000320000000C87834CF80A81207EF.png" xlink:type="simple" xlink:show="embed" xlink:actuate="onLoad"/></draw:frame></text:p>
            </table:table-cell>
          </table:table-row>
        </table:table>
        <text:p text:style-name="Standard"/>
      </style:header>
      <style:footer>
        <text:p text:style-name="Footer"><text:span text:style-name="Page_20_Number"><text:span text:style-name="MT1">GLD Data Management Document</text:span></text:span><text:span text:style-name="Page_20_Number"><text:tab/><text:tab/></text:span><text:span text:style-name="Page_20_Number"><text:span text:style-name="MT1">Unity Team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 Catena del Valore (Porter): una sintesi</dc:title>
    <meta:initial-creator>Laura A. Ripamonti</meta:initial-creator>
    <meta:creation-date>2010-12-06T10:54:00</meta:creation-date>
    <dc:date>2018-01-01T15:39:59.943000000</dc:date>
    <meta:editing-cycles>355</meta:editing-cycles>
    <meta:editing-duration>PT19H40M4S</meta:editing-duration>
    <meta:generator>LibreOffice/5.3.7.2$Windows_X86_64 LibreOffice_project/6b8ed514a9f8b44d37a1b96673cbbdd077e24059</meta:generator>
    <meta:document-statistic meta:table-count="5" meta:image-count="1" meta:object-count="0" meta:page-count="2" meta:paragraph-count="45" meta:word-count="177" meta:character-count="1039" meta:non-whitespace-character-count="926"/>
  </office:meta>
</office:document-meta>
</file>